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0000000F0BD28A09848945C17.png" manifest:media-type="image/png"/>
  <manifest:file-entry manifest:full-path="Pictures/1000000000000160000000F0D7B4146F2D544A3C.png" manifest:media-type="image/png"/>
  <manifest:file-entry manifest:full-path="Pictures/1000000000000160000000F03DB6D58DA00421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35cm" fo:min-width="3.2cm" draw:shadow-opacity="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6cm" svg:x="2.1cm" svg:y="2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2.9cm" svg:x2="3.3cm" svg:y2="6.5cm">
          <text:p/>
        </draw:line>
        <draw:line draw:style-name="gr2" draw:text-style-name="P2" draw:layer="layout" svg:x1="4.6cm" svg:y1="2.9cm" svg:x2="4.6cm" svg:y2="6.5cm">
          <text:p/>
        </draw:line>
        <draw:line draw:style-name="gr2" draw:text-style-name="P2" draw:layer="layout" svg:x1="2.1cm" svg:y1="4.1cm" svg:x2="5.8cm" svg:y2="4.1cm">
          <text:p/>
        </draw:line>
        <draw:line draw:style-name="gr2" draw:text-style-name="P2" draw:layer="layout" svg:x1="2.1cm" svg:y1="5.3cm" svg:x2="5.8cm" svg:y2="5.3cm">
          <text:p/>
        </draw:line>
        <draw:frame draw:style-name="gr3" draw:text-style-name="P3" draw:layer="layout" svg:width="1.065cm" svg:height="0.962cm" svg:x="2.2cm" svg:y="3cm">
          <draw:text-box>
            <text:p>-1</text:p>
          </draw:text-box>
        </draw:frame>
        <draw:frame draw:style-name="gr3" draw:text-style-name="P3" draw:layer="layout" svg:width="1.065cm" svg:height="0.962cm" svg:x="2.201cm" svg:y="4.2cm">
          <draw:text-box>
            <text:p>-2</text:p>
          </draw:text-box>
        </draw:frame>
        <draw:frame draw:style-name="gr3" draw:text-style-name="P3" draw:layer="layout" svg:width="1.065cm" svg:height="0.962cm" svg:x="2.202cm" svg:y="5.4cm">
          <draw:text-box>
            <text:p>-1</text:p>
          </draw:text-box>
        </draw:frame>
        <draw:frame draw:style-name="gr4" draw:text-style-name="P3" draw:layer="layout" svg:width="1.031cm" svg:height="0.962cm" svg:x="4.701cm" svg:y="3cm">
          <draw:text-box>
            <text:p><text:s/>1</text:p>
          </draw:text-box>
        </draw:frame>
        <draw:frame draw:style-name="gr4" draw:text-style-name="P3" draw:layer="layout" svg:width="1.031cm" svg:height="0.962cm" svg:x="4.702cm" svg:y="4.2cm">
          <draw:text-box>
            <text:p><text:s/>2</text:p>
          </draw:text-box>
        </draw:frame>
        <draw:frame draw:style-name="gr4" draw:text-style-name="P3" draw:layer="layout" svg:width="1.031cm" svg:height="0.962cm" svg:x="4.702cm" svg:y="5.4cm">
          <draw:text-box>
            <text:p><text:s/>1</text:p>
          </draw:text-box>
        </draw:frame>
        <draw:frame draw:style-name="gr5" draw:text-style-name="P3" draw:layer="layout" svg:width="0.853cm" svg:height="0.962cm" svg:x="3.608cm" svg:y="5.4cm">
          <draw:text-box>
            <text:p>0</text:p>
          </draw:text-box>
        </draw:frame>
        <draw:frame draw:style-name="gr5" draw:text-style-name="P3" draw:layer="layout" svg:width="0.853cm" svg:height="0.962cm" svg:x="3.609cm" svg:y="4.2cm">
          <draw:text-box>
            <text:p>0</text:p>
          </draw:text-box>
        </draw:frame>
        <draw:frame draw:style-name="gr5" draw:text-style-name="P3" draw:layer="layout" svg:width="0.853cm" svg:height="0.962cm" svg:x="3.61cm" svg:y="3cm">
          <draw:text-box>
            <text:p>0</text:p>
          </draw:text-box>
        </draw:frame>
        <draw:frame draw:style-name="gr6" draw:text-style-name="P3" draw:layer="layout" svg:width="4.909cm" svg:height="0.962cm" svg:x="1.4cm" svg:y="1.7cm">
          <draw:text-box>
            <text:p>Kernel 3 x 3 x 1</text:p>
          </draw:text-box>
        </draw:frame>
        <draw:frame draw:style-name="gr7" draw:text-style-name="P4" draw:layer="layout" svg:width="9.312cm" svg:height="6.349cm" svg:x="10.4cm" svg:y="1.451cm">
          <draw:image xlink:href="Pictures/1000000000000160000000F03DB6D58DA0042179.png" xlink:type="simple" xlink:show="embed" xlink:actuate="onLoad">
            <text:p/>
          </draw:image>
        </draw:frame>
        <draw:frame draw:style-name="gr7" draw:text-style-name="P4" draw:layer="layout" svg:width="9.312cm" svg:height="6.349cm" svg:x="1.12cm" svg:y="8.563cm">
          <draw:image xlink:href="Pictures/1000000000000160000000F0D7B4146F2D544A3C.png" xlink:type="simple" xlink:show="embed" xlink:actuate="onLoad">
            <text:p/>
          </draw:image>
        </draw:frame>
        <draw:frame draw:style-name="gr7" draw:text-style-name="P4" draw:layer="layout" svg:width="9.312cm" svg:height="6.349cm" svg:x="10.5cm" svg:y="8.5cm">
          <draw:image xlink:href="Pictures/1000000000000160000000F0BD28A09848945C17.png" xlink:type="simple" xlink:show="embed" xlink:actuate="onLoad">
            <text:p/>
          </draw:image>
        </draw:frame>
        <draw:frame draw:style-name="gr8" draw:text-style-name="P3" draw:layer="layout" svg:width="5.222cm" svg:height="0.962cm" svg:x="2.9cm" svg:y="15.2cm">
          <draw:text-box>
            <text:p>After convolution</text:p>
          </draw:text-box>
        </draw:frame>
        <draw:frame draw:style-name="gr8" draw:text-style-name="P3" draw:layer="layout" svg:width="3.639cm" svg:height="0.962cm" svg:x="13.5cm" svg:y="15.1cm">
          <draw:text-box>
            <text:p>After ReL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09T18:54:48.774060950</dc:date>
    <meta:editing-duration>PT1H6M46S</meta:editing-duration>
    <meta:editing-cycles>12</meta:editing-cycles>
    <meta:generator>LibreOffice/5.1.6.2$Linux_X86_64 LibreOffice_project/10m0$Build-2</meta:generator>
    <meta:document-statistic meta:object-count="20"/>
  </office:meta>
</office:document-meta>
</file>